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line-height="100%" fo:text-align="start" style:justify-single-word="false" style:writing-mode="lr-tb"/>
    </style:style>
    <style:style style:name="P2" style:family="paragraph" style:parent-style-name="Normal">
      <style:paragraph-properties fo:line-height="100%" fo:text-align="center" style:justify-single-word="false" style:writing-mode="lr-tb"/>
    </style:style>
    <style:style style:name="P3" style:family="paragraph" style:parent-style-name="Normal">
      <style:paragraph-properties fo:line-height="100%" fo:text-align="justify" style:justify-single-word="false" style:writing-mode="lr-tb"/>
    </style:style>
    <style:style style:name="P4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2pt" fo:language="es" fo:country="ES" fo:font-weight="bold"/>
    </style:style>
    <style:style style:name="P5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s" fo:country="ES"/>
    </style:style>
    <style:style style:name="P6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s" fo:country="ES" fo:font-weight="bold"/>
    </style:style>
    <style:style style:name="P7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n" fo:country="GB" fo:font-weight="bold"/>
    </style:style>
    <style:style style:name="P8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n" fo:country="GB"/>
    </style:style>
    <style:style style:name="P9" style:family="paragraph" style:parent-style-name="Pie_20_de_20_pÃ_a1_gina">
      <style:paragraph-properties fo:line-height="100%" fo:text-align="start" style:justify-single-word="false" style:writing-mode="lr-tb"/>
      <style:text-properties style:font-name="Times New Roman1" fo:font-size="10pt" fo:language="zxx" fo:country="none"/>
    </style:style>
    <style:style style:name="P10" style:family="paragraph" style:parent-style-name="Pie_20_de_20_pÃ_a1_gina">
      <style:paragraph-properties fo:margin-left="0cm" fo:margin-right="0.635cm" fo:line-height="100%" fo:text-align="start" style:justify-single-word="false" fo:text-indent="0cm" style:auto-text-indent="false" style:writing-mode="lr-tb"/>
    </style:style>
    <style:style style:name="P11" style:family="paragraph" style:parent-style-name="Normal">
      <style:paragraph-properties fo:line-height="100%" fo:text-align="start" style:justify-single-word="false" style:writing-mode="lr-tb"/>
      <style:text-properties fo:color="#000000" style:font-name="Arial1" fo:font-size="12pt" fo:language="es" fo:country="ES" fo:font-weight="bold"/>
    </style:style>
    <style:style style:name="P12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s" fo:country="ES" fo:font-weight="bold"/>
    </style:style>
    <style:style style:name="P13" style:family="paragraph" style:parent-style-name="Normal">
      <style:paragraph-properties fo:line-height="100%" fo:text-align="justify" style:justify-single-word="false" style:writing-mode="lr-tb"/>
      <style:text-properties fo:color="#000000" style:font-name="Arial1" fo:font-size="11pt" fo:language="es" fo:country="ES"/>
    </style:style>
    <style:style style:name="P14" style:family="paragraph" style:parent-style-name="Normal" style:list-style-name="L1">
      <style:paragraph-properties fo:margin-left="0.635cm" fo:margin-right="0cm" fo:line-height="100%" fo:text-align="justify" style:justify-single-word="false" fo:text-indent="0cm" style:auto-text-indent="false" style:writing-mode="lr-tb"/>
      <style:text-properties fo:color="#000000" style:font-name="Arial1" fo:font-size="11pt" fo:language="es" fo:country="ES"/>
    </style:style>
    <style:style style:name="P15" style:family="paragraph" style:parent-style-name="Normal" style:list-style-name="L2">
      <style:paragraph-properties fo:margin-left="0.635cm" fo:margin-right="0cm" fo:line-height="100%" fo:text-align="justify" style:justify-single-word="false" fo:text-indent="0cm" style:auto-text-indent="false" style:writing-mode="lr-tb"/>
    </style:style>
    <style:style style:name="P16" style:family="paragraph" style:parent-style-name="Normal" style:list-style-name="L3">
      <style:paragraph-properties fo:margin-left="0.635cm" fo:margin-right="0cm" fo:line-height="100%" fo:text-align="justify" style:justify-single-word="false" fo:text-indent="0cm" style:auto-text-indent="false" style:writing-mode="lr-tb"/>
    </style:style>
    <style:style style:name="P17" style:family="paragraph" style:parent-style-name="Normal" style:list-style-name="L4">
      <style:paragraph-properties fo:margin-left="0.635cm" fo:margin-right="0cm" fo:line-height="100%" fo:text-align="justify" style:justify-single-word="false" fo:text-indent="0cm" style:auto-text-indent="false" style:writing-mode="lr-tb"/>
    </style:style>
    <style:style style:name="T1" style:family="text">
      <style:text-properties fo:color="#000000" style:font-name="Arial1" fo:font-size="11pt" fo:language="es" fo:country="ES"/>
    </style:style>
    <style:style style:name="T2" style:family="text">
      <style:text-properties fo:color="#000000" style:font-name="Arial1" fo:font-size="11pt" fo:language="es" fo:country="ES" fo:font-weight="bold"/>
    </style:style>
    <style:style style:name="T3" style:family="text">
      <style:text-properties fo:color="#000000" style:font-name="Arial1" fo:font-size="12pt" fo:language="es" fo:country="ES" fo:font-weight="bold"/>
    </style:style>
    <style:style style:name="T4" style:family="text">
      <style:text-properties fo:color="#000000" style:font-name="Arial1" fo:font-size="14pt" fo:language="es" fo:country="ES" fo:font-weight="bold"/>
    </style:style>
    <style:style style:name="T5" style:family="text">
      <style:text-properties officeooo:rsid="001eb9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4">Ficheros compartidos: </text:span><text:span text:style-name="T3">NFS</text:span></text:p>
        <text:p text:style-name="P11">a. Introdución</text:p>
        <text:p text:style-name="P1"/>
        <text:p text:style-name="P5">El sistema de ficheros compartidos NFS (Network File System) o sistema de ficheros de red permite compartir todo o parte de un sistema de ficheros destinados a clientes NFS, a menudo otros Unix. En su versión básica, es un sistema simple y eficaz. Nos basamos en la versión 2.</text:p>
        <text:p text:style-name="P5"/>
        <text:p text:style-name="P3"><text:span text:style-name="T1">NFS se apoya en el portmapper (portmap), el soporte nfs del núcleo y los servicios </text:span><text:span text:style-name="T2">rpc.nfsd y rpc.mountd.</text:span></text:p>
        <text:p text:style-name="P6"/>
        <text:p text:style-name="P3"><text:span text:style-name="T1">Para iniciar el servicio NFS, se debe ejecutar </text:span><text:span text:style-name="T2">portmap </text:span><text:span text:style-name="T1">y</text:span><text:span text:style-name="T2"> nf</text:span><text:span text:style-name="T1"> (verificar el estado antes).</text:span></text:p>
        <text:p text:style-name="P7"># service portmap status <text:tab/># /etc/init.d/portmap status o rpcinfo -p</text:p>
        <text:p text:style-name="P7"># service nfs status</text:p>
        <text:p text:style-name="P7"># service portmap start</text:p>
        <text:p text:style-name="P7"># service nfs start</text:p>
        <text:p text:style-name="P7"># service nfslock start</text:p>
        <text:p text:style-name="P7"/>
        <text:p text:style-name="P5">Para saber si el servicio está disponible en un anfitrión remoto:</text:p>
        <text:p text:style-name="P6"># rpcinfo -p anfitrión</text:p>
        <text:p text:style-name="P3"/>
        <text:p text:style-name="P4">b. Compartir por el lado servidor</text:p>
        <text:p text:style-name="P3"/>
        <text:p text:style-name="P3"><text:span text:style-name="T1">La lista de directorios que hay que exportar se encuentra en </text:span><text:span text:style-name="T2">/etc/exports</text:span><text:span text:style-name="T1">. Contiene un sistema compartido por línea.</text:span></text:p>
        <text:p text:style-name="P5"># Dir exports <text:tab/>Autorizaciones de acceso</text:p>
        <text:p text:style-name="P5">/<text:tab/><text:tab/><text:tab/>puesto1(rw) puesto2(rw,no_root_squash)</text:p>
        <text:p text:style-name="P8">/projects<text:tab/><text:tab/>*.midominio.org(rw)</text:p>
        <text:p text:style-name="P8">/home/joe<text:tab/><text:tab/>puesto*.midominio.org(rw)</text:p>
        <text:p text:style-name="P5">/pub<text:tab/><text:tab/><text:tab/>192.168.1.0/255.255.255.0(ro)</text:p>
        <text:p text:style-name="P5"/>
        <text:p text:style-name="P5">Cada línea se compone de dos partes. La primera es la ruta del directorio exportado. La segunda contiene las autorizaciones de acceso.</text:p>
        <text:p text:style-name="P5">La autorización de acceso se compone de pares huésped/permisos según el formato siguiente:</text:p>
        <text:p text:style-name="P5"/>
        <text:p text:style-name="P6">huésped(permisos)</text:p>
        <text:p text:style-name="P6"/>
        <text:p text:style-name="P5">Si no se define el huésped, es a toda la red a la que se aplicarán los permisos. Si no se</text:p>
        <text:p text:style-name="P5">definen los permisos, la exportación será de sólo lectura. Sobre todo, no debe ponerse espacio entre el huésped y los permisos. El huésped puede ser:</text:p>
        <text:list xml:id="list9123900761311785000" text:style-name="L1">
          <text:list-item>
            <text:p text:style-name="P14">un nombre de huésped único;</text:p>
          </text:list-item>
          <text:list-item>
            <text:p text:style-name="P14">un dominio;</text:p>
          </text:list-item>
          <text:list-item>
            <text:p text:style-name="P14">una red o subred;</text:p>
          </text:list-item>
          <text:list-item>
            <text:p text:style-name="P14">una combinación del conjunto con caracteres de sustitución (*, ?).</text:p>
          </text:list-item>
        </text:list>
        <text:p text:style-name="P5"/>
        <text:p text:style-name="P5">Los permisos pueden ser:</text:p>
        <text:list xml:id="list4021661708653114724" text:style-name="L2">
          <text:list-item>
            <text:p text:style-name="P15"><text:span text:style-name="T2">ro</text:span><text:span text:style-name="T1">: sólo lectura</text:span></text:p>
          </text:list-item>
          <text:list-item>
            <text:p text:style-name="P15"><text:span text:style-name="T2">rw</text:span><text:span text:style-name="T1">: lectura escritura;</text:span></text:p>
          </text:list-item>
          <text:list-item>
            <text:p text:style-name="P15"><text:span text:style-name="T2">no_root_squash</text:span><text:span text:style-name="T1">: el root remoto equivale al root local;</text:span></text:p>
          </text:list-item>
          <text:list-item>
            <text:p text:style-name="P15"><text:span text:style-name="T2">root_squash</text:span><text:span text:style-name="T1">: si root se conecta al directorio compartido, su uid será reemplazado </text:span><text:soft-page-break/><text:span text:style-name="T1">por el de un usuario anónimo. Así no hay riesgo de que el usuario root de un puesto local pueda ser root en un directorio remoto;</text:span></text:p>
          </text:list-item>
          <text:list-item>
            <text:p text:style-name="P15"><text:span text:style-name="T2">all_squash</text:span><text:span text:style-name="T1">: extiende la regla precedente a todos los usuarios;</text:span></text:p>
          </text:list-item>
          <text:list-item>
            <text:p text:style-name="P15"><text:span text:style-name="T2">anonuid / anongid</text:span><text:span text:style-name="T1">: uid y gid para el usuario anónimo.</text:span></text:p>
          </text:list-item>
        </text:list>
        <text:p text:style-name="P5"/>
        <text:p text:style-name="P5">Para una gestión correcta de los derechos y permisos, los usuarios de mismo nombre (login) deben tener los mismos UID y GID en el servidor y el cliente. NFS se basa, en efecto, en estos valores para garantizar la seguridad de los datos del directorio compartido. El nombre de login sólo no es suficiente. En el ejemplo siguiente,</text:p>
        <text:p text:style-name="P5">el usuario joe está autorizado a acceder al directorio compartido /home/joe (se supone que es su directorio personal) en todos los puestos del dominio. Se debe declarar al usuario joe de la misma manera (mismo UID) en el servidor y en todos los puestos. Por eso se utiliza a menudo NIS con NFS.</text:p>
        <text:p text:style-name="P5"/>
        <text:p text:style-name="P3"><text:span text:style-name="T1">El comando </text:span><text:span text:style-name="T2">exportfs</text:span><text:span text:style-name="T1"> permite controlar los directorios compartidos. Algunas opciones son:</text:span></text:p>
        <text:list xml:id="list653930080223060588" text:style-name="L3">
          <text:list-item>
            <text:p text:style-name="P16"><text:span text:style-name="T2">exportfs -r</text:span><text:span text:style-name="T1">: refresca la lista de directorios compartidos después de la modificación de </text:span><text:span text:style-name="T2">/etc/exports</text:span><text:span text:style-name="T1">;</text:span></text:p>
          </text:list-item>
          <text:list-item>
            <text:p text:style-name="P16"><text:span text:style-name="T2">exportfs -v</text:span><text:span text:style-name="T1">: lista de los directorios compartidos;</text:span></text:p>
          </text:list-item>
          <text:list-item>
            <text:p text:style-name="P16"><text:span text:style-name="T2">exportfs -a</text:span><text:span text:style-name="T1">: exporta (o vuelve a cargar) todos los directorios compartidos de </text:span><text:span text:style-name="T2">/etc/exports</text:span><text:span text:style-name="T1"> o un directorio compartido dado;</text:span></text:p>
          </text:list-item>
          <text:list-item>
            <text:p text:style-name="P16"><text:span text:style-name="T2">exportfs -u</text:span><text:span text:style-name="T1">: detiene la compartición dada. -a para todos.</text:span></text:p>
          </text:list-item>
        </text:list>
        <text:p text:style-name="P3"/>
        <text:p text:style-name="P3"><text:span text:style-name="T1">El comando </text:span><text:span text:style-name="T2">showmount </text:span><text:span text:style-name="T1">muestra los directorios compartidos de un anfitrión dado.</text:span></text:p>
        <text:p text:style-name="P6">showmount -e host</text:p>
        <text:p text:style-name="P3"/>
        <text:p text:style-name="P11">c. Montaje por el lado cliente</text:p>
        <text:p text:style-name="P5">El soporte NFS está incluido en forma de módulo del núcleo. Se carga automáticamente cuando se utiliza un acceso NFS.</text:p>
        <text:p text:style-name="P5"/>
        <text:p text:style-name="P3"><text:span text:style-name="T1">En </text:span><text:span text:style-name="T2">/etc/fstab</text:span><text:span text:style-name="T1"> observe las modificaciones:</text:span></text:p>
        <text:p text:style-name="P6">server1:/pub /mnt/pub nfs defaults 0 0</text:p>
        <text:p text:style-name="P5"/>
        <text:p text:style-name="P3"><text:span text:style-name="T1">El periférico se ha reemplazado por la ruta del directorio compartido con la forma servidor:ruta. El sistema de ficheros es </text:span><text:span text:style-name="T2">nfs</text:span><text:span text:style-name="T1">. Es lo mismo con el comando </text:span><text:span text:style-name="T2">mount</text:span><text:span text:style-name="T1">:</text:span></text:p>
        <text:p text:style-name="P6">mount -t nfs servidor1:/pub /mnt/pub</text:p>
        <text:p text:style-name="P5"/>
        <text:p text:style-name="P3"><text:span text:style-name="T1">Si se definen los montajes NFS en </text:span><text:span text:style-name="T2">/etc/fstab</text:span><text:span text:style-name="T1">, </text:span><text:span text:style-name="T2">mount -a</text:span><text:span text:style-name="T1"> no los va a montar. Un servicio suele estar presente en cada distribución para montarlos y desmontarlos en las paradas/reinicios. En Red Hat, el servicio </text:span><text:span text:style-name="T2">/etc/rc.d/init.d/netfs</text:span><text:span text:style-name="T1"> los montará de manera automática durante el inicio.</text:span></text:p>
        <text:p text:style-name="P5">NFS dispone de opciones de montaje específicas:</text:p>
        <text:list xml:id="list6630499432639159007" text:style-name="L4">
          <text:list-item>
            <text:p text:style-name="P17"><text:span text:style-name="T2">nolock</text:span><text:span text:style-name="T1">: opción de compatibilidad con antiguos servidores NFS;</text:span></text:p>
          </text:list-item>
          <text:list-item>
            <text:p text:style-name="P17"><text:span text:style-name="T2">intr</text:span><text:span text:style-name="T1">: interrumpe una petición NFS si el servidor no contesta;</text:span></text:p>
          </text:list-item>
          <text:list-item>
            <text:p text:style-name="P17"><text:span text:style-name="T2">hard</text:span><text:span text:style-name="T1">: bloquea los procesos que intentan acceder a un directorio compartido inaccesible;</text:span></text:p>
          </text:list-item>
          <text:list-item>
            <text:p text:style-name="P17"><text:span text:style-name="T2">soft</text:span><text:span text:style-name="T1">: un proceso devolverá un error en caso de acceso infructuoso;</text:span></text:p>
          </text:list-item>
          <text:list-item>
            <text:p text:style-name="P17"><text:span text:style-name="T2">rsize=8192, wsize=8192</text:span><text:span text:style-name="T1">: tamaño de los bloques de lectura/escritura en el servidor. Una escritura de 8 kB es más rápida que 8 escrituras de 1 kB.</text:span>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Normal" style:next-style-name="Normal" style:class="text">
      <style:paragraph-properties fo:margin-left="0.635cm" fo:margin-right="0cm" fo:line-height="100%" fo:text-align="start" style:justify-single-word="false" fo:text-indent="0cm" style:auto-text-indent="false" fo:keep-with-next="always" style:writing-mode="lr-tb"/>
      <style:text-properties style:font-name="Times New Roman1" fo:font-family="'Times New Roman'" fo:font-size="12pt" fo:language="en" fo:country="GB" fo:font-weight="bold"/>
    </style:style>
    <style:style style:name="Tabla_20_normal" style:display-name="Tabla normal" style:family="paragraph">
      <style:paragraph-properties fo:text-align="start" style:justify-single-word="false" fo:orphans="0" fo:widows="0" style:writing-mode="lr-tb"/>
      <style:text-properties style:font-name="Times New Roman1" fo:font-family="'Times New Roman'" fo:font-size="12pt" fo:language="en" fo:country="GB" fo:font-weight="bold"/>
    </style:style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family="'Times New Roman'" fo:font-size="12pt" fo:language="ca" fo:country="ES" fo:font-weight="normal" fo:background-color="transparent"/>
    </style:style>
    <style:style style:name="Pie_20_de_20_pÃ_a1_gina" style:display-name="Pie de pÃ¡gina" style:family="paragraph" style:parent-style-name="Normal">
      <style:paragraph-properties fo:line-height="100%" fo:text-align="start" style:justify-single-word="false" style:writing-mode="lr-tb"/>
      <style:text-properties style:font-name="Times New Roman1" fo:font-family="'Times New Roman'" fo:font-size="12pt" fo:language="ca" fo:country="ES"/>
    </style:style>
    <style:style style:name="Heading_20_2" style:display-name="Heading 2" style:family="paragraph" style:parent-style-name="Normal" style:next-style-name="Normal" style:class="text">
      <style:paragraph-properties fo:line-height="100%" fo:text-align="start" style:justify-single-word="false" fo:keep-with-next="always" style:writing-mode="lr-tb"/>
      <style:text-properties style:font-name="Times New Roman1" fo:font-family="'Times New Roman'" fo:font-size="12pt" fo:language="es" fo:country="ES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line-height="100%" fo:text-align="start" style:justify-single-word="false" style:writing-mode="lr-tb"/>
    </style:style>
    <style:style style:name="MP2" style:family="paragraph" style:parent-style-name="Pie_20_de_20_pÃ_a1_gina">
      <style:paragraph-properties fo:line-height="100%" fo:text-align="start" style:justify-single-word="false" style:writing-mode="lr-tb"/>
      <style:text-properties style:font-name="Times New Roman1" fo:font-size="10pt" fo:language="zxx" fo:country="none"/>
    </style:style>
    <style:style style:name="MP3" style:family="paragraph" style:parent-style-name="Pie_20_de_20_pÃ_a1_gina">
      <style:paragraph-properties fo:margin-left="0cm" fo:margin-right="0.635cm" fo:line-height="100%" fo:text-align="start" style:justify-single-word="false" fo:text-indent="0cm" style:auto-text-indent="false" style:writing-mode="lr-tb"/>
    </style:style>
    <style:page-layout style:name="Mpm1">
      <style:page-layout-properties fo:page-width="21.59cm" fo:page-height="27.94cm" style:num-format="1" style:print-orientation="portrait" fo:margin-top="1.27cm" fo:margin-bottom="1.229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PAGE <text:s/>2</text:p>
        <text:p text:style-name="MP3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Compartir Windows con Samba</dc:title>
    <meta:creation-date>2013-04-17T11:15:26</meta:creation-date>
    <meta:editing-duration>PT1M41S</meta:editing-duration>
    <meta:editing-cycles>4</meta:editing-cycles>
    <dc:date>2014-02-02T18:31:47.208000000</dc:date>
    <meta:document-statistic meta:table-count="0" meta:image-count="0" meta:object-count="0" meta:page-count="2" meta:paragraph-count="58" meta:word-count="737" meta:character-count="4457" meta:non-whitespace-character-count="3788"/>
  </office:meta>
</office:document-meta>
</file>